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20000007999788FF0.png" manifest:media-type="image/png"/>
  <manifest:file-entry manifest:full-path="Pictures/10000000000003C3000000853D4B1754.png" manifest:media-type="image/png"/>
  <manifest:file-entry manifest:full-path="Pictures/1000000000000370000003061B9767C0.png" manifest:media-type="image/png"/>
  <manifest:file-entry manifest:full-path="Pictures/10000000000003210000017B92929F3B.png" manifest:media-type="image/png"/>
  <manifest:file-entry manifest:full-path="Pictures/100000000000025E0000034CA2114E56.png" manifest:media-type="image/png"/>
  <manifest:file-entry manifest:full-path="Pictures/1000000000000772000000DABB3D8EE6.png" manifest:media-type="image/png"/>
  <manifest:file-entry manifest:full-path="Pictures/100000000000038F000000F53CFEB218.png" manifest:media-type="image/png"/>
  <manifest:file-entry manifest:full-path="Pictures/100000000000022E00000327E82D5E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as-char" svg:width="5.8126in" svg:height="8.4063in" draw:z-index="7"><draw:image xlink:href="Pictures/100000000000022E00000327E82D5E5E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8" text:anchor-type="as-char" svg:width="6.9252in" svg:height="0.7917in" draw:z-index="1"><draw:image xlink:href="Pictures/1000000000000772000000DABB3D8EE6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" text:anchor-type="as-char" svg:width="6.9252in" svg:height="1.8618in" draw:z-index="0"><draw:image xlink:href="Pictures/100000000000038F000000F53CFEB218.png" xlink:type="simple" xlink:show="embed" xlink:actuate="onLoad" draw:mime-type="image/png"/></draw:frame></text:p>
      <text:p text:style-name="Standard"><draw:frame draw:style-name="fr1" draw:name="Image2" text:anchor-type="as-char" svg:width="6.9252in" svg:height="3.2764in" draw:z-index="2"><draw:image xlink:href="Pictures/10000000000003210000017B92929F3B.png" xlink:type="simple" xlink:show="embed" xlink:actuate="onLoad" draw:mime-type="image/png"/></draw:frame></text:p>
      <text:p text:style-name="Standard"/>
      <text:p text:style-name="Standard"><text:soft-page-break/><draw:frame draw:style-name="fr1" draw:name="Image4" text:anchor-type="as-char" svg:width="6.9252in" svg:height="6.0902in" draw:z-index="3"><draw:image xlink:href="Pictures/1000000000000370000003061B9767C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><draw:frame draw:style-name="fr1" draw:name="Image5" text:anchor-type="as-char" svg:width="6.9252in" svg:height="0.9563in" draw:z-index="4"><draw:image xlink:href="Pictures/10000000000003C3000000853D4B1754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6" text:anchor-type="as-char" svg:width="6.0898in" svg:height="8.4819in" draw:z-index="5"><draw:image xlink:href="Pictures/100000000000025E0000034CA2114E56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9" text:anchor-type="as-char" svg:width="6.9252in" svg:height="1.1346in" draw:z-index="6"><draw:image xlink:href="Pictures/10000000000002E20000007999788F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01:14:49.498093394</meta:creation-date>
    <dc:date>2026-04-24T09:34:21.911289605</dc:date>
    <meta:editing-duration>PT32M4S</meta:editing-duration>
    <meta:editing-cycles>5</meta:editing-cycles>
    <meta:generator>LibreOffice/26.2.2.2$Linux_X86_64 LibreOffice_project/620$Build-2</meta:generator>
    <meta:document-statistic meta:table-count="0" meta:image-count="8" meta:object-count="0" meta:page-count="6" meta:paragraph-count="8" meta:word-count="1" meta:character-count="1" meta:non-whitespace-character-count="1"/>
  </office:meta>
</office:document-meta>
</file>